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8.493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90" style:family="table-cell" style:parent-style-name="Comma" style:data-style-name="N3">
      <style:table-cell-properties fo:background-color="#ffffff" fo:border="0.06pt solid #000000" style:vertical-align="automatic"/>
      <style:text-properties fo:font-weight="bold" style:font-weight-asian="bold" style:font-weight-complex="bold"/>
    </style:style>
    <style:style style:name="ce107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26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6" table:number-columns-repeated="1009" table:default-cell-style-name="ce1"/>
        <table:table-column table:style-name="co7" table:default-cell-style-name="ce1"/>
        <table:table-column table:style-name="co8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5201" calcext:value-type="float" table:number-columns-spanned="2" table:number-rows-spanned="1">
            <text:p>52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uentas por Cobrar Comerciale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98"/>
          <table:table-cell table:style-name="ce109"/>
          <table:table-cell table:style-name="ce98"/>
          <table:table-cell table:style-name="ce117"/>
          <table:table-cell table:style-name="ce9"/>
          <table:table-cell table:style-name="ce19"/>
          <table:table-cell table:style-name="ce126"/>
          <table:table-cell table:style-name="ce12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79" office:value-type="string" office:string-value="Clientes Comerciales" calcext:value-type="string">
            <text:p><text:s/>Clientes Comerciales </text:p>
          </table:table-cell>
          <table:table-cell table:style-name="ce26"/>
          <table:table-cell table:style-name="ce100"/>
          <table:table-cell table:style-name="ce110"/>
          <table:table-cell table:style-name="ce101"/>
          <table:table-cell table:style-name="ce118"/>
          <table:table-cell table:style-name="ce10"/>
          <table:table-cell table:style-name="ce79" office:value-type="string" office:string-value="Clientes Comerciales" calcext:value-type="string">
            <text:p><text:s/>Clientes Comerciales </text:p>
          </table:table-cell>
          <table:table-cell table:style-name="ce127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2.5.1" calcext:value-type="string">
            <text:p><text:s/>1.1.2.5.1 </text:p>
          </table:table-cell>
          <table:table-cell table:style-name="ce80" office:value-type="string" office:string-value="Clientes Comerciales" calcext:value-type="string">
            <text:p><text:s/>Clientes Comerciales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11]+[.E11]-[.F11]" office:value-type="float" office:value="0" calcext:value-type="float">
            <text:p>0</text:p>
          </table:table-cell>
          <table:table-cell table:style-name="ce10" office:value-type="string" office:string-value="1.1.2.5.1" calcext:value-type="string">
            <text:p><text:s/>1.1.2.5.1 </text:p>
          </table:table-cell>
          <table:table-cell table:style-name="ce80" office:value-type="string" office:string-value="Clientes Comerciales" calcext:value-type="string">
            <text:p><text:s/>Clientes Comerciales </text:p>
          </table:table-cell>
          <table:table-cell table:style-name="ce101" office:value-type="float" office:value="93870" calcext:value-type="float">
            <text:p>93,870</text:p>
          </table:table-cell>
          <table:table-cell table:style-name="ce130" table:formula="of:=+[.G11]-[.J11]" office:value-type="float" office:value="-93870" calcext:value-type="float">
            <text:p>-93,87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4.3" calcext:value-type="string">
            <text:p><text:s/>1.1.4.3 </text:p>
          </table:table-cell>
          <table:table-cell table:style-name="ce80" office:value-type="string" office:string-value="Anticipo a Proveedores" calcext:value-type="string">
            <text:p><text:s/>Anticipo a Proveedores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12]+[.E12]-[.F12]" office:value-type="float" office:value="0" calcext:value-type="float">
            <text:p>0</text:p>
          </table:table-cell>
          <table:table-cell table:style-name="ce10" office:value-type="string" office:string-value="1.1.4.3" calcext:value-type="string">
            <text:p><text:s/>1.1.4.3 </text:p>
          </table:table-cell>
          <table:table-cell table:style-name="ce80" office:value-type="string" office:string-value="Anticipo a Proveedores" calcext:value-type="string">
            <text:p><text:s/>Anticipo a Proveedores </text:p>
          </table:table-cell>
          <table:table-cell table:style-name="ce101" office:value-type="float" office:value="0" calcext:value-type="float">
            <text:p>0</text:p>
          </table:table-cell>
          <table:table-cell table:style-name="ce130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1"/>
          <table:table-cell table:style-name="ce110"/>
          <table:table-cell table:style-name="ce101"/>
          <table:table-cell table:style-name="ce118"/>
          <table:table-cell table:style-name="ce10"/>
          <table:table-cell table:style-name="ce31"/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79" office:value-type="string" office:string-value="Otras Cuentas por cobrar" calcext:value-type="string">
            <text:p><text:s/>Otras Cuentas por cobrar </text:p>
          </table:table-cell>
          <table:table-cell table:style-name="ce34"/>
          <table:table-cell table:style-name="ce101"/>
          <table:table-cell table:style-name="ce110"/>
          <table:table-cell table:style-name="ce101"/>
          <table:table-cell table:style-name="ce118"/>
          <table:table-cell table:style-name="ce10"/>
          <table:table-cell table:style-name="ce79" office:value-type="string" office:string-value="Otras Cuentas por cobrar" calcext:value-type="string">
            <text:p><text:s/>Otras Cuentas por cobrar </text:p>
          </table:table-cell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2.5.4" calcext:value-type="string">
            <text:p><text:s/>1.1.2.5.4 </text:p>
          </table:table-cell>
          <table:table-cell table:style-name="ce80" office:value-type="string" office:string-value="Funcionarios y/o Empleados (cxc)" calcext:value-type="string">
            <text:p><text:s/>Funcionarios y/o Empleados (cxc)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15]+[.E15]-[.F15]" office:value-type="float" office:value="0" calcext:value-type="float">
            <text:p>0</text:p>
          </table:table-cell>
          <table:table-cell table:style-name="ce10" office:value-type="string" office:string-value="1.1.2.5.4" calcext:value-type="string">
            <text:p><text:s/>1.1.2.5.4 </text:p>
          </table:table-cell>
          <table:table-cell table:style-name="ce80" office:value-type="string" office:string-value="Funcionarios y/o Empleados (cxc)" calcext:value-type="string">
            <text:p><text:s/>Funcionarios y/o Empleados (cxc) </text:p>
          </table:table-cell>
          <table:table-cell table:style-name="ce101" office:value-type="float" office:value="0" calcext:value-type="float">
            <text:p>0</text:p>
          </table:table-cell>
          <table:table-cell table:style-name="ce130" table:formula="of:=+[.G15]-[.J1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2.6.3" calcext:value-type="string">
            <text:p><text:s/>1.1.2.6.3 </text:p>
          </table:table-cell>
          <table:table-cell table:style-name="ce80" office:value-type="string" office:string-value="Funcionarios y/o Empleados (dxc)" calcext:value-type="string">
            <text:p><text:s/>Funcionarios y/o Empleados (dxc)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16]+[.E16]-[.F16]" office:value-type="float" office:value="0" calcext:value-type="float">
            <text:p>0</text:p>
          </table:table-cell>
          <table:table-cell table:style-name="ce10" office:value-type="string" office:string-value="1.1.2.6.3" calcext:value-type="string">
            <text:p><text:s/>1.1.2.6.3 </text:p>
          </table:table-cell>
          <table:table-cell table:style-name="ce80" office:value-type="string" office:string-value="Funcionarios y/o Empleados (dxc)" calcext:value-type="string">
            <text:p><text:s/>Funcionarios y/o Empleados (dxc) </text:p>
          </table:table-cell>
          <table:table-cell table:style-name="ce101" office:value-type="float" office:value="4762" calcext:value-type="float">
            <text:p>4,762</text:p>
          </table:table-cell>
          <table:table-cell table:style-name="ce130" table:formula="of:=+[.G16]-[.J16]" office:value-type="float" office:value="-4762" calcext:value-type="float">
            <text:p>-4,7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2.7" calcext:value-type="string">
            <text:p><text:s/>1.1.2.7 </text:p>
          </table:table-cell>
          <table:table-cell table:style-name="ce80" office:value-type="string" office:string-value="Otras Cuentas por Cobrar" calcext:value-type="string">
            <text:p><text:s/>Otras Cuentas por Cobrar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17]+[.E17]-[.F17]" office:value-type="float" office:value="0" calcext:value-type="float">
            <text:p>0</text:p>
          </table:table-cell>
          <table:table-cell table:style-name="ce10" office:value-type="string" office:string-value="1.1.2.7" calcext:value-type="string">
            <text:p><text:s/>1.1.2.7 </text:p>
          </table:table-cell>
          <table:table-cell table:style-name="ce80" office:value-type="string" office:string-value="Otras Cuentas por Cobrar" calcext:value-type="string">
            <text:p><text:s/>Otras Cuentas por Cobrar </text:p>
          </table:table-cell>
          <table:table-cell table:style-name="ce101" office:value-type="float" office:value="0" calcext:value-type="float">
            <text:p>0</text:p>
          </table:table-cell>
          <table:table-cell table:style-name="ce130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4.4" calcext:value-type="string">
            <text:p><text:s/>1.1.4.4 </text:p>
          </table:table-cell>
          <table:table-cell table:style-name="ce80" office:value-type="string" office:string-value="Otros Anticipos Entregados" calcext:value-type="string">
            <text:p><text:s/>Otros Anticipos Entregados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18]+[.E18]-[.F18]" office:value-type="float" office:value="0" calcext:value-type="float">
            <text:p>0</text:p>
          </table:table-cell>
          <table:table-cell table:style-name="ce10" office:value-type="string" office:string-value="1.1.4.4" calcext:value-type="string">
            <text:p><text:s/>1.1.4.4 </text:p>
          </table:table-cell>
          <table:table-cell table:style-name="ce80" office:value-type="string" office:string-value="Otros Anticipos Entregados" calcext:value-type="string">
            <text:p><text:s/>Otros Anticipos Entregados </text:p>
          </table:table-cell>
          <table:table-cell table:style-name="ce101" office:value-type="float" office:value="8672" calcext:value-type="float">
            <text:p>8,672</text:p>
          </table:table-cell>
          <table:table-cell table:style-name="ce130" table:formula="of:=+[.G18]-[.J18]" office:value-type="float" office:value="-8672" calcext:value-type="float">
            <text:p>-8,67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4.7" calcext:value-type="string">
            <text:p><text:s/>1.1.4.7 </text:p>
          </table:table-cell>
          <table:table-cell table:style-name="ce80" office:value-type="string" office:string-value="Depósitos en Garantía" calcext:value-type="string">
            <text:p><text:s/>Depósitos en Garantía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19]+[.E19]-[.F19]" office:value-type="float" office:value="0" calcext:value-type="float">
            <text:p>0</text:p>
          </table:table-cell>
          <table:table-cell table:style-name="ce10" office:value-type="string" office:string-value="1.1.4.7" calcext:value-type="string">
            <text:p><text:s/>1.1.4.7 </text:p>
          </table:table-cell>
          <table:table-cell table:style-name="ce80" office:value-type="string" office:string-value="Depósitos en Garantía" calcext:value-type="string">
            <text:p><text:s/>Depósitos en Garantía </text:p>
          </table:table-cell>
          <table:table-cell table:style-name="ce101" office:value-type="float" office:value="730" calcext:value-type="float">
            <text:p>730</text:p>
          </table:table-cell>
          <table:table-cell table:style-name="ce130" table:formula="of:=+[.G19]-[.J19]" office:value-type="float" office:value="-730" calcext:value-type="float">
            <text:p>-73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1"/>
          <table:table-cell table:style-name="ce110"/>
          <table:table-cell table:style-name="ce101"/>
          <table:table-cell table:style-name="ce118"/>
          <table:table-cell table:style-name="ce10"/>
          <table:table-cell table:style-name="ce80"/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2.8" calcext:value-type="string">
            <text:p><text:s/>1.1.2.8 </text:p>
          </table:table-cell>
          <table:table-cell table:style-name="ce80" office:value-type="string" office:string-value="PROVISIÓN PARA CRÉDITOS INCOBRABLES" calcext:value-type="string">
            <text:p><text:s/>PROVISIÓN PARA CRÉDITOS INCOBRABLES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0"/>
          <table:table-cell table:style-name="ce101"/>
          <table:table-cell table:style-name="ce118" table:formula="of:=[.D21]+[.E21]-[.F21]" office:value-type="float" office:value="0" calcext:value-type="float">
            <text:p>0</text:p>
          </table:table-cell>
          <table:table-cell table:style-name="ce10" office:value-type="string" office:string-value="1.1.2.8" calcext:value-type="string">
            <text:p><text:s/>1.1.2.8 </text:p>
          </table:table-cell>
          <table:table-cell table:style-name="ce80" office:value-type="string" office:string-value="PROVISIÓN PARA CRÉDITOS INCOBRABLES" calcext:value-type="string">
            <text:p><text:s/>PROVISIÓN PARA CRÉDITOS INCOBRABLES </text:p>
          </table:table-cell>
          <table:table-cell table:style-name="ce101" office:value-type="float" office:value="0" calcext:value-type="float">
            <text:p>0</text:p>
          </table:table-cell>
          <table:table-cell table:style-name="ce130" table:formula="of:=+[.G21]-[.J2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1"/>
          <table:table-cell table:style-name="ce110"/>
          <table:table-cell table:style-name="ce101"/>
          <table:table-cell table:style-name="ce118"/>
          <table:table-cell table:style-name="ce10"/>
          <table:table-cell table:style-name="ce80"/>
          <table:table-cell table:style-name="ce101"/>
          <table:table-cell table:style-name="ce130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2" table:formula="of:=SUM([.D9:.D22])" office:value-type="float" office:value="0" calcext:value-type="float">
            <text:p>0</text:p>
          </table:table-cell>
          <table:table-cell table:style-name="ce102" table:formula="of:=SUM([.E9:.E22])" office:value-type="float" office:value="0" calcext:value-type="float">
            <text:p>0</text:p>
          </table:table-cell>
          <table:table-cell table:style-name="ce102" table:formula="of:=SUM([.F9:.F22])" office:value-type="float" office:value="0" calcext:value-type="float">
            <text:p>0</text:p>
          </table:table-cell>
          <table:table-cell table:style-name="ce102" table:formula="of:=SUM([.G9:.G22])" office:value-type="float" office:value="0" calcext:value-type="float">
            <text:p>0</text:p>
          </table:table-cell>
          <table:table-cell table:style-name="ce41" table:number-columns-repeated="2"/>
          <table:table-cell table:style-name="ce102" table:formula="of:=SUM([.J9:.J22])" office:value-type="float" office:value="108034" calcext:value-type="float">
            <text:p>108,034</text:p>
          </table:table-cell>
          <table:table-cell table:style-name="ce131" table:formula="of:=SUM([.K9:.K22])" office:value-type="float" office:value="-108034" calcext:value-type="float">
            <text:p>-108,034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105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Comerciales</text:p>
          </table:table-cell>
          <table:table-cell table:style-name="ce57"/>
          <table:table-cell table:style-name="ce106" table:formula="of:=[.G11]" office:value-type="float" office:value="0" calcext:value-type="float">
            <text:p>0</text:p>
          </table:table-cell>
          <table:table-cell table:style-name="ce106" table:formula="of:=[.J11]" office:value-type="float" office:value="93870" calcext:value-type="float">
            <text:p>93,87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Anticipos a proveedores</text:p>
          </table:table-cell>
          <table:table-cell table:style-name="ce57"/>
          <table:table-cell table:style-name="ce106" table:formula="of:=[.G12]" office:value-type="float" office:value="0" calcext:value-type="float">
            <text:p>0</text:p>
          </table:table-cell>
          <table:table-cell table:style-name="ce106" table:formula="of:=[.J12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Otras cuentas por cobrar</text:p>
          </table:table-cell>
          <table:table-cell table:style-name="ce57"/>
          <table:table-cell table:style-name="ce106" table:formula="of:=SUM([.G14:.G20])" office:value-type="float" office:value="0" calcext:value-type="float">
            <text:p>0</text:p>
          </table:table-cell>
          <table:table-cell table:style-name="ce106" table:formula="of:=SUM([.J14:.J20])" office:value-type="float" office:value="14164" calcext:value-type="float">
            <text:p>14,16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06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39" office:value-type="string" calcext:value-type="string">
            <text:p>Total</text:p>
          </table:table-cell>
          <table:table-cell table:style-name="ce58"/>
          <table:table-cell table:style-name="ce90" table:formula="of:=SUM([.D27:.D31])" office:value-type="float" office:value="0" calcext:value-type="float">
            <text:p>0</text:p>
          </table:table-cell>
          <table:table-cell table:style-name="ce90" table:formula="of:=SUM([.E27:.E31])" office:value-type="float" office:value="108034" calcext:value-type="float">
            <text:p>108,03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06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Anticipo Proveedores</text:p>
          </table:table-cell>
          <table:table-cell table:style-name="ce57"/>
          <table:table-cell table:style-name="ce106" table:formula="of:=[.G21]" office:value-type="float" office:value="0" calcext:value-type="float">
            <text:p>0</text:p>
          </table:table-cell>
          <table:table-cell table:style-name="ce106" table:formula="of:=[.J21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07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2" table:formula="of:=SUM([.D32:.D35])" office:value-type="float" office:value="0" calcext:value-type="float">
            <text:p>0</text:p>
          </table:table-cell>
          <table:table-cell table:style-name="ce102" table:formula="of:=SUM([.E32:.E35])" office:value-type="float" office:value="108034" calcext:value-type="float">
            <text:p>108,03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style:text-properties fo:color="#ff0000"/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">
      <style:text-properties fo:color="#ff0000"/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7">
      <number:day number:style="long"/>
      <number:text>-</number:text>
      <number:month number:textual="true"/>
      <number:text>-</number:text>
      <number:year number:style="long"/>
    </number:date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"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0P0" style:volatile="true">
      <number:text>-</number:text>
      <number:number number:decimal-places="2" loext:min-decimal-places="2" number:min-integer-digits="1" number:grouping="true"/>
    </number:number-style>
    <number:number-style style:name="N180">
      <number:number number:decimal-places="2" loext:min-decimal-places="2" number:min-integer-digits="1" number:grouping="true"/>
      <number:text> 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1" loext:min-decimal-places="1" number:min-integer-digits="1" number:grouping="true"/>
    </number:number-style>
    <number:number-style style:name="N184P0" style:volatile="true">
      <number:text>$</number:text>
      <number:number number:decimal-places="0" loext:min-decimal-places="0" number:min-integer-digits="1" number:grouping="true"/>
    </number:number-style>
    <number:number-style style:name="N184">
      <number:text>-$</number:text>
      <number:number number:decimal-places="0" loext:min-decimal-places="0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0" loext:min-decimal-places="0" number:min-integer-digits="1" number:grouping="true"/>
    </number:number-style>
    <number:number-style style:name="N18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2" loext:min-decimal-places="2" number:min-integer-digits="1" number:grouping="true"/>
    </number:number-style>
    <number:number-style style:name="N18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8P0"/>
    </number:number-style>
    <number:number-style style:name="N189P0" style:volatile="true">
      <number:number number:decimal-places="0" loext:min-decimal-places="0" number:min-integer-digits="1" number:grouping="true"/>
    </number:number-style>
    <number:number-style style:name="N189">
      <number:text>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">
      <number:text>-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2" loext:min-decimal-places="2" number:min-integer-digits="1" number:grouping="true"/>
      <number:text> </number:text>
    </number:number-style>
    <number:number-style style:name="N202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2P0"/>
    </number:number-style>
    <number:number-style style:name="N204P0" style:volatile="true">
      <number:number number:decimal-places="9" loext:min-decimal-places="9" number:min-integer-digits="1" number:grouping="true"/>
      <number:text> </number:text>
    </number:number-style>
    <number:number-style style:name="N204">
      <number:text>-</number:text>
      <number:number number:decimal-places="9" loext:min-decimal-places="9" number:min-integer-digits="1" number:grouping="true"/>
      <number:text> </number:text>
      <style:map style:condition="value()&gt;=0" style:apply-style-name="N204P0"/>
    </number:number-style>
    <number:number-style style:name="N206P0" style:volatile="true">
      <number:number number:decimal-places="1" loext:min-decimal-places="1" number:min-integer-digits="1" number:grouping="true"/>
      <number:text> </number:text>
    </number:number-style>
    <number:number-style style:name="N206">
      <number:text>-</number:text>
      <number:number number:decimal-places="1" loext:min-decimal-places="1" number:min-integer-digits="1" number:grouping="true"/>
      <number:text> </number:text>
      <style:map style:condition="value()&gt;=0" style:apply-style-name="N206P0"/>
    </number:number-style>
    <number:number-style style:name="N208P0" style:volatile="true">
      <number:number number:decimal-places="15" loext:min-decimal-places="15" number:min-integer-digits="1" number:grouping="true"/>
      <number:text> </number:text>
    </number:number-style>
    <number:number-style style:name="N208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08P0"/>
    </number:number-style>
    <number:number-style style:name="N21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21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21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11P0"/>
    </number:number-style>
    <number:number-style style:name="N21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1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1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14P0"/>
    </number:number-style>
    <number:number-style style:name="N21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 </loext:text>
      <loext:fill-character> </loext:fill-character>
      <number:text>-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2" loext:min-decimal-places="2" number:min-integer-digits="1" number:grouping="true"/>
      <number:text> </number:text>
    </number:number-style>
    <number:number-style style:name="N2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0P2" style:volatile="true">
      <number:text>-</number:text>
      <number:number number:decimal-places="0" loext:min-decimal-places="0" number:min-integer-digits="2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2" loext:min-decimal-places="2" number:min-integer-digits="1" number:grouping="true"/>
      <number:text> </number:text>
    </number:number-style>
    <number:number-style style:name="N22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1P2" style:volatile="true"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loext:min-decimal-places="0" number:min-integer-digits="1"/>
      <number:text> </number:text>
    </number:number-style>
    <number:number-style style:name="N222P1" style:volatile="true">
      <number:text>(</number:text>
      <number:number number:decimal-places="0" loext:min-decimal-places="0" number:min-integer-digits="1"/>
      <number:text>)</number:text>
    </number:number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loext:min-decimal-places="0" number:min-integer-digits="1"/>
      <number:text> </number:text>
    </number:number-style>
    <number:number-style style:name="N223P1" style:volatile="true">
      <number:text>(</number:text>
      <number:number number:decimal-places="0" loext:min-decimal-places="0" number:min-integer-digits="1"/>
      <number:text>)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2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24">
      <number:text-content/>
      <style:map style:condition="value()&lt;=1.79769313486232E+308" style:apply-style-name="N224P0"/>
    </number:text-style>
    <number:percentage-style style:name="N225">
      <number:number number:decimal-places="1" loext:min-decimal-places="1" number:min-integer-digits="1"/>
      <number:text>%</number:text>
    </number:percentage-style>
    <number:percentage-style style:name="N226">
      <number:number number:decimal-places="1" loext:min-decimal-places="1" number:min-integer-digits="1"/>
      <number:text> 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56:58.3175079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2:57:36.338178722</dc:date>
    <meta:editing-cycles>10</meta:editing-cycles>
    <meta:editing-duration>PT1H7M1S</meta:editing-duration>
    <meta:document-statistic meta:table-count="1" meta:cell-count="137" meta:object-count="0"/>
  </office:meta>
</office:document-meta>
</file>